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22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9618in"/>
    </style:style>
    <style:style style:name="co4" style:family="table-column">
      <style:table-column-properties fo:break-before="auto" style:column-width="1.811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666666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number-columns-repeated="2" table:default-cell-style-name="ce2"/>
        <table:table-row table:style-name="ro1">
          <table:table-cell table:number-columns-repeated="2"/>
          <table:table-cell table:number-columns-repeated="2" office:value-type="string" calcext:value-type="string">
            <text:p>Formation</text:p>
          </table:table-cell>
          <table:table-cell/>
          <table:table-cell table:number-columns-repeated="2" office:value-type="string" calcext:value-type="string">
            <text:p>Ef</text:p>
          </table:table-cell>
          <table:table-cell/>
          <table:table-cell table:number-columns-repeated="2" office:value-type="string" calcext:value-type="string">
            <text:p>Ef-Corr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<text:s/>WithoutCor-GaCmce</text:p>
          </table:table-cell>
          <table:table-cell office:value-type="string" calcext:value-type="string">
            <text:p>Without Cor</text:p>
          </table:table-cell>
          <table:table-cell office:value-type="string" calcext:value-type="string">
            <text:p>q*Vbm</text:p>
          </table:table-cell>
          <table:table-cell office:value-type="string" calcext:value-type="string">
            <text:p>GaCmc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Total Correction</text:p>
          </table:table-cell>
          <table:table-cell table:number-columns-repeated="2" office:value-type="string" calcext:value-type="string">
            <text:p>GaCmce</text:p>
          </table:table-cell>
        </table:table-row>
        <table:table-row table:style-name="ro1">
          <table:table-cell office:value-type="string" calcext:value-type="string">
            <text:p>Ga-cmce</text:p>
          </table:table-cell>
          <table:table-cell table:formula="of:=-8310.194763/4" office:value-type="float" office:value="-2077.54869075" calcext:value-type="float">
            <text:p>-2077.548690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-2071.06353" calcext:value-type="float">
            <text:p>-2071.063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As-222-Bulk-VBM</text:p>
          </table:table-cell>
          <table:table-cell office:value-type="float" office:value="-0.5945969516382" calcext:value-type="float">
            <text:p>-0.59459695163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As-222-GaV-VBM</text:p>
          </table:table-cell>
          <table:table-cell office:value-type="float" office:value="0.23650391796725" calcext:value-type="float">
            <text:p>0.236503917967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As-222-GaV-q-1e-VBM</text:p>
          </table:table-cell>
          <table:table-cell office:value-type="float" office:value="0.16335677869152" calcext:value-type="float">
            <text:p>0.16335677869152</text:p>
          </table:table-cell>
          <table:table-cell table:formula="of:=[.B5]-[.B7]" office:value-type="float" office:value="-0.75795373032972" calcext:value-type="float">
            <text:p>-0.757953730329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As-222-GaV-q-2e-VBM</text:p>
          </table:table-cell>
          <table:table-cell table:style-name="ce3" office:value-type="float" office:value="0.0897370712263701" calcext:value-type="float">
            <text:p>0.08973707122637</text:p>
          </table:table-cell>
          <table:table-cell table:formula="of:=[.B5]-[.B8]" office:value-type="float" office:value="-0.68433402286457" calcext:value-type="float">
            <text:p>-0.684334022864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As-222-GaV-q-3e-VBM</text:p>
          </table:table-cell>
          <table:table-cell office:value-type="float" office:value="-0.27430704805625" calcext:value-type="float">
            <text:p>-0.27430704805625</text:p>
          </table:table-cell>
          <table:table-cell table:formula="of:=[.B5]-[.B9]" office:value-type="float" office:value="-0.32028990358195" calcext:value-type="float">
            <text:p>-0.320289903581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As-222-Bulk</text:p>
          </table:table-cell>
          <table:table-cell office:value-type="float" office:value="-158777.17015" calcext:value-type="float">
            <text:p>-158777.17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As-222-Bulk-VBM</text:p>
          </table:table-cell>
          <table:table-cell office:value-type="float" office:value="-0.5945969516382" calcext:value-type="float">
            <text:p>-0.59459695163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As-222-GaV</text:p>
          </table:table-cell>
          <table:table-cell office:value-type="float" office:value="-156695.695408" calcext:value-type="float">
            <text:p>-156695.695408</text:p>
          </table:table-cell>
          <table:table-cell table:formula="of:=([.B12]-[.B10])+[.B3]" office:value-type="float" office:value="3.92605124999136" calcext:value-type="float">
            <text:p>3.92605124999136</text:p>
          </table:table-cell>
          <table:table-cell table:formula="of:=([.B12]-[.B10])+[.B4]" office:value-type="float" office:value="10.4112119999913" calcext:value-type="float">
            <text:p>10.4112119999913</text:p>
          </table:table-cell>
          <table:table-cell table:style-name="Default" table:formula="of:=0*[.B11]" office:value-type="float" office:value="-0" calcext:value-type="float">
            <text:p>0</text:p>
          </table:table-cell>
          <table:table-cell table:formula="of:=[.C12]+[.E12]" office:value-type="float" office:value="3.92605124999136" calcext:value-type="float">
            <text:p>3.92605124999136</text:p>
          </table:table-cell>
          <table:table-cell table:formula="of:=[.D12]+[.E12]" office:value-type="float" office:value="10.4112119999913" calcext:value-type="float">
            <text:p>10.4112119999913</text:p>
          </table:table-cell>
          <table:table-cell office:value-type="float" office:value="0" calcext:value-type="float">
            <text:p>0</text:p>
          </table:table-cell>
          <table:table-cell table:formula="of:=[.H12]+[.F12]" office:value-type="float" office:value="3.92605124999136" calcext:value-type="float">
            <text:p>3.92605124999136</text:p>
          </table:table-cell>
          <table:table-cell table:formula="of:=[.H12]+[.G12]" office:value-type="float" office:value="10.4112119999913" calcext:value-type="float">
            <text:p>10.4112119999913</text:p>
          </table:table-cell>
        </table:table-row>
        <table:table-row table:style-name="ro1">
          <table:table-cell office:value-type="string" calcext:value-type="string">
            <text:p>GaAs-222-GaV-q-1e</text:p>
          </table:table-cell>
          <table:table-cell office:value-type="float" office:value="-156699.068265" calcext:value-type="float">
            <text:p>-156699.068265</text:p>
          </table:table-cell>
          <table:table-cell table:formula="of:=([.B13]-[.B10])+[.B3]" office:value-type="float" office:value="0.553194249981971" calcext:value-type="float">
            <text:p>0.553194249981971</text:p>
          </table:table-cell>
          <table:table-cell table:formula="of:=([.B13]-[.B10])+[.B4]" office:value-type="float" office:value="7.03835499998195" calcext:value-type="float">
            <text:p>7.03835499998195</text:p>
          </table:table-cell>
          <table:table-cell table:formula="of:=-1*[.B5]" office:value-type="float" office:value="0.5945969516382" calcext:value-type="float">
            <text:p>0.5945969516382</text:p>
          </table:table-cell>
          <table:table-cell table:formula="of:=[.C13]+[.E13]" office:value-type="float" office:value="1.14779120162017" calcext:value-type="float">
            <text:p>1.14779120162017</text:p>
          </table:table-cell>
          <table:table-cell table:formula="of:=[.D13]+[.E13]" office:value-type="float" office:value="7.63295195162015" calcext:value-type="float">
            <text:p>7.63295195162015</text:p>
          </table:table-cell>
          <table:table-cell office:value-type="float" office:value="1.0033985660926" calcext:value-type="float">
            <text:p>1.0033985660926</text:p>
          </table:table-cell>
          <table:table-cell table:formula="of:=[.H13]+[.F13]" office:value-type="float" office:value="2.15118976771277" calcext:value-type="float">
            <text:p>2.15118976771277</text:p>
          </table:table-cell>
          <table:table-cell table:formula="of:=[.H13]+[.G13]" office:value-type="float" office:value="8.63635051771275" calcext:value-type="float">
            <text:p>8.63635051771275</text:p>
          </table:table-cell>
        </table:table-row>
        <table:table-row table:style-name="ro1">
          <table:table-cell office:value-type="string" calcext:value-type="string">
            <text:p>GaAs-222-GaV-q-2e</text:p>
          </table:table-cell>
          <table:table-cell office:value-type="float" office:value="-156702.264077" calcext:value-type="float">
            <text:p>-156702.264077</text:p>
          </table:table-cell>
          <table:table-cell table:formula="of:=([.B14]-[.B10])+[.B3]" office:value-type="float" office:value="-2.64261775000887" calcext:value-type="float">
            <text:p>-2.64261775000887</text:p>
          </table:table-cell>
          <table:table-cell table:formula="of:=([.B14]-[.B10])+[.B4]" office:value-type="float" office:value="3.84254299999111" calcext:value-type="float">
            <text:p>3.84254299999111</text:p>
          </table:table-cell>
          <table:table-cell table:formula="of:=-2*[.B5]" office:value-type="float" office:value="1.1891939032764" calcext:value-type="float">
            <text:p>1.1891939032764</text:p>
          </table:table-cell>
          <table:table-cell table:formula="of:=[.C14]+[.E14]" office:value-type="float" office:value="-1.45342384673247" calcext:value-type="float">
            <text:p>-1.45342384673247</text:p>
          </table:table-cell>
          <table:table-cell table:formula="of:=[.D14]+[.E14]" office:value-type="float" office:value="5.03173690326751" calcext:value-type="float">
            <text:p>5.03173690326751</text:p>
          </table:table-cell>
          <table:table-cell office:value-type="float" office:value="3.7660151495246" calcext:value-type="float">
            <text:p>3.7660151495246</text:p>
          </table:table-cell>
          <table:table-cell table:formula="of:=[.H14]+[.F14]" office:value-type="float" office:value="2.31259130279213" calcext:value-type="float">
            <text:p>2.31259130279213</text:p>
          </table:table-cell>
          <table:table-cell table:formula="of:=[.H14]+[.G14]" office:value-type="float" office:value="8.79775205279211" calcext:value-type="float">
            <text:p>8.79775205279211</text:p>
          </table:table-cell>
        </table:table-row>
        <table:table-row table:style-name="ro1">
          <table:table-cell office:value-type="string" calcext:value-type="string">
            <text:p>GaAs-222-GaV-q-3e</text:p>
          </table:table-cell>
          <table:table-cell office:value-type="float" office:value="-156705.255334" calcext:value-type="float">
            <text:p>-156705.255334</text:p>
          </table:table-cell>
          <table:table-cell table:formula="of:=([.B15]-[.B10])+[.B3]" office:value-type="float" office:value="-5.63387474999581" calcext:value-type="float">
            <text:p>-5.63387474999581</text:p>
          </table:table-cell>
          <table:table-cell table:formula="of:=([.B15]-[.B10])+[.B4]" office:value-type="float" office:value="0.851286000004166" calcext:value-type="float">
            <text:p>0.851286000004166</text:p>
          </table:table-cell>
          <table:table-cell table:formula="of:=-3*[.B5]" office:value-type="float" office:value="1.7837908549146" calcext:value-type="float">
            <text:p>1.7837908549146</text:p>
          </table:table-cell>
          <table:table-cell table:formula="of:=[.C15]+[.E15]" office:value-type="float" office:value="-3.85008389508121" calcext:value-type="float">
            <text:p>-3.85008389508121</text:p>
          </table:table-cell>
          <table:table-cell table:formula="of:=[.D15]+[.E15]" office:value-type="float" office:value="2.63507685491877" calcext:value-type="float">
            <text:p>2.63507685491877</text:p>
          </table:table-cell>
          <table:table-cell office:value-type="float" office:value="8.2973985198161" calcext:value-type="float">
            <text:p>8.2973985198161</text:p>
          </table:table-cell>
          <table:table-cell table:formula="of:=[.H15]+[.F15]" office:value-type="float" office:value="4.44731462473489" calcext:value-type="float">
            <text:p>4.44731462473489</text:p>
          </table:table-cell>
          <table:table-cell table:formula="of:=[.H15]+[.G15]" office:value-type="float" office:value="10.9324753747349" calcext:value-type="float">
            <text:p>10.9324753747349</text:p>
          </table:table-cell>
        </table:table-row>
        <table:table-row table:style-name="ro1">
          <table:table-cell table:style-name="ce1"/>
          <table:table-cell table:style-name="ce4" table:number-columns-repeated="9"/>
        </table:table-row>
        <table:table-row table:style-name="ro1">
          <table:table-cell office:value-type="string" calcext:value-type="string">
            <text:p>GaAs-333-Bulk</text:p>
          </table:table-cell>
          <table:table-cell office:value-type="float" office:value="-535872.947735" calcext:value-type="float">
            <text:p>-535872.9477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As-333-Bulk-VBM</text:p>
          </table:table-cell>
          <table:table-cell table:style-name="ce3" office:value-type="float" office:value="-0.67327804836422" calcext:value-type="float">
            <text:p>-0.673278048364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As-333-GaV</text:p>
          </table:table-cell>
          <table:table-cell office:value-type="float" office:value="-533791.317771" calcext:value-type="float">
            <text:p>-533791.317771</text:p>
          </table:table-cell>
          <table:table-cell table:formula="of:=([.B19]-[.B17])+[.B3]" office:value-type="float" office:value="4.0812732500799" calcext:value-type="float">
            <text:p>4.0812732500799</text:p>
          </table:table-cell>
          <table:table-cell table:formula="of:=([.B19]-[.B17])+[.B4]" office:value-type="float" office:value="10.5664340000799" calcext:value-type="float">
            <text:p>10.5664340000799</text:p>
          </table:table-cell>
          <table:table-cell table:style-name="Default" table:formula="of:=0*[.B18]" office:value-type="float" office:value="-0" calcext:value-type="float">
            <text:p>0</text:p>
          </table:table-cell>
          <table:table-cell table:formula="of:=[.C19]+[.E19]" office:value-type="float" office:value="4.0812732500799" calcext:value-type="float">
            <text:p>4.0812732500799</text:p>
          </table:table-cell>
          <table:table-cell table:formula="of:=[.D19]+[.E19]" office:value-type="float" office:value="10.5664340000799" calcext:value-type="float">
            <text:p>10.56643400007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As-333-GaV-q-1e</text:p>
          </table:table-cell>
          <table:table-cell office:value-type="float" office:value="-533794.577875" calcext:value-type="float">
            <text:p>-533794.577875</text:p>
          </table:table-cell>
          <table:table-cell table:formula="of:=([.B20]-[.B17])+[.B3]" office:value-type="float" office:value="0.82116925009359" calcext:value-type="float">
            <text:p>0.82116925009359</text:p>
          </table:table-cell>
          <table:table-cell table:formula="of:=([.B20]-[.B17])+[.B4]" office:value-type="float" office:value="7.30633000009357" calcext:value-type="float">
            <text:p>7.30633000009357</text:p>
          </table:table-cell>
          <table:table-cell table:formula="of:=-1*[.B18]" office:value-type="float" office:value="0.67327804836422" calcext:value-type="float">
            <text:p>0.67327804836422</text:p>
          </table:table-cell>
          <table:table-cell table:formula="of:=[.C20]+[.E20]" office:value-type="float" office:value="1.49444729845781" calcext:value-type="float">
            <text:p>1.49444729845781</text:p>
          </table:table-cell>
          <table:table-cell table:formula="of:=[.D20]+[.E20]" office:value-type="float" office:value="7.97960804845779" calcext:value-type="float">
            <text:p>7.97960804845779</text:p>
          </table:table-cell>
          <table:table-cell office:value-type="float" office:value="0.38573183559641" calcext:value-type="float">
            <text:p>0.38573183559641</text:p>
          </table:table-cell>
          <table:table-cell table:formula="of:=[.H20]+[.F20]" office:value-type="float" office:value="1.88017913405422" calcext:value-type="float">
            <text:p>1.88017913405422</text:p>
          </table:table-cell>
          <table:table-cell table:formula="of:=[.H20]+[.G20]" office:value-type="float" office:value="8.3653398840542" calcext:value-type="float">
            <text:p>8.3653398840542</text:p>
          </table:table-cell>
        </table:table-row>
        <table:table-row table:style-name="ro1">
          <table:table-cell office:value-type="string" calcext:value-type="string">
            <text:p>GaAs-333-GaV-q-2e</text:p>
          </table:table-cell>
          <table:table-cell office:value-type="float" office:value="-533797.690782" calcext:value-type="float">
            <text:p>-533797.690782</text:p>
          </table:table-cell>
          <table:table-cell table:formula="of:=([.B21]-[.B17])+[.B3]" office:value-type="float" office:value="-2.29173774990886" calcext:value-type="float">
            <text:p>-2.29173774990886</text:p>
          </table:table-cell>
          <table:table-cell table:formula="of:=([.B21]-[.B17])+[.B4]" office:value-type="float" office:value="4.19342300009112" calcext:value-type="float">
            <text:p>4.19342300009112</text:p>
          </table:table-cell>
          <table:table-cell table:formula="of:=-2*[.B18]" office:value-type="float" office:value="1.34655609672844" calcext:value-type="float">
            <text:p>1.34655609672844</text:p>
          </table:table-cell>
          <table:table-cell table:formula="of:=[.C21]+[.E21]" office:value-type="float" office:value="-0.945181653180422" calcext:value-type="float">
            <text:p>-0.945181653180422</text:p>
          </table:table-cell>
          <table:table-cell table:formula="of:=[.D21]+[.E21]" office:value-type="float" office:value="5.53997909681956" calcext:value-type="float">
            <text:p>5.53997909681956</text:p>
          </table:table-cell>
          <table:table-cell office:value-type="float" office:value="1.4149982672521" calcext:value-type="float">
            <text:p>1.4149982672521</text:p>
          </table:table-cell>
          <table:table-cell table:formula="of:=[.H21]+[.F21]" office:value-type="float" office:value="0.469816614071678" calcext:value-type="float">
            <text:p>0.469816614071678</text:p>
          </table:table-cell>
          <table:table-cell table:formula="of:=[.H21]+[.G21]" office:value-type="float" office:value="6.95497736407166" calcext:value-type="float">
            <text:p>6.95497736407166</text:p>
          </table:table-cell>
        </table:table-row>
        <table:table-row table:style-name="ro1">
          <table:table-cell office:value-type="string" calcext:value-type="string">
            <text:p>GaAs-333-GaV-q-3e</text:p>
          </table:table-cell>
          <table:table-cell office:value-type="float" office:value="-533800.613831" calcext:value-type="float">
            <text:p>-533800.613831</text:p>
          </table:table-cell>
          <table:table-cell table:formula="of:=([.B22]-[.B17])+[.B3]" office:value-type="float" office:value="-5.21478675000071" calcext:value-type="float">
            <text:p>-5.21478675000071</text:p>
          </table:table-cell>
          <table:table-cell table:formula="of:=([.B22]-[.B17])+[.B4]" office:value-type="float" office:value="1.27037399999927" calcext:value-type="float">
            <text:p>1.27037399999927</text:p>
          </table:table-cell>
          <table:table-cell table:formula="of:=-3*[.B18]" office:value-type="float" office:value="2.01983414509266" calcext:value-type="float">
            <text:p>2.01983414509266</text:p>
          </table:table-cell>
          <table:table-cell table:formula="of:=[.C22]+[.E22]" office:value-type="float" office:value="-3.19495260490805" calcext:value-type="float">
            <text:p>-3.19495260490805</text:p>
          </table:table-cell>
          <table:table-cell table:formula="of:=[.D22]+[.E22]" office:value-type="float" office:value="3.29020814509192" calcext:value-type="float">
            <text:p>3.29020814509192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4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GaAs-444-Bulk</text:p>
          </table:table-cell>
          <table:table-cell office:value-type="float" office:value="-1270217.361206" calcext:value-type="float">
            <text:p>-1270217.3612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As-444-Bulk-VBM</text:p>
          </table:table-cell>
          <table:table-cell office:value-type="float" office:value="-0.55355176742224" calcext:value-type="float">
            <text:p>-0.553551767422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As-444-GaV</text:p>
          </table:table-cell>
          <table:table-cell office:value-type="float" office:value="-1268135.666181" calcext:value-type="float">
            <text:p>-1268135.666181</text:p>
          </table:table-cell>
          <table:table-cell table:formula="of:=([.B26]-[.B24])+[.B3]" office:value-type="float" office:value="4.14633425002285" calcext:value-type="float">
            <text:p>4.14633425002285</text:p>
          </table:table-cell>
          <table:table-cell table:formula="of:=([.B26]-[.B24])+[.B4]" office:value-type="float" office:value="10.6314950000228" calcext:value-type="float">
            <text:p>10.6314950000228</text:p>
          </table:table-cell>
          <table:table-cell table:style-name="Default" table:formula="of:=0*[.B25]" office:value-type="float" office:value="-0" calcext:value-type="float">
            <text:p>0</text:p>
          </table:table-cell>
          <table:table-cell table:formula="of:=[.C26]+[.E26]" office:value-type="float" office:value="4.14633425002285" calcext:value-type="float">
            <text:p>4.14633425002285</text:p>
          </table:table-cell>
          <table:table-cell table:formula="of:=[.D26]+[.E26]" office:value-type="float" office:value="10.6314950000228" calcext:value-type="float">
            <text:p>10.6314950000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As-444-GaV-q-1e</text:p>
          </table:table-cell>
          <table:table-cell office:value-type="float" office:value="-1268138.887695" calcext:value-type="float">
            <text:p>-1268138.887695</text:p>
          </table:table-cell>
          <table:table-cell table:formula="of:=([.B27]-[.B24])+[.B3]" office:value-type="float" office:value="0.924820249931145" calcext:value-type="float">
            <text:p>0.924820249931145</text:p>
          </table:table-cell>
          <table:table-cell table:formula="of:=([.B27]-[.B24])+[.B4]" office:value-type="float" office:value="7.40998099993112" calcext:value-type="float">
            <text:p>7.40998099993112</text:p>
          </table:table-cell>
          <table:table-cell table:formula="of:=-1*[.B25]" office:value-type="float" office:value="0.55355176742224" calcext:value-type="float">
            <text:p>0.55355176742224</text:p>
          </table:table-cell>
          <table:table-cell table:formula="of:=[.C27]+[.E27]" office:value-type="float" office:value="1.47837201735338" calcext:value-type="float">
            <text:p>1.47837201735338</text:p>
          </table:table-cell>
          <table:table-cell table:formula="of:=[.D27]+[.E27]" office:value-type="float" office:value="7.96353276735336" calcext:value-type="float">
            <text:p>7.96353276735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As-444-GaV-q-2e</text:p>
          </table:table-cell>
          <table:table-cell office:value-type="float" office:value="-1268141.956141" calcext:value-type="float">
            <text:p>-1268141.956141</text:p>
          </table:table-cell>
          <table:table-cell table:formula="of:=([.B28]-[.B24])+[.B3]" office:value-type="float" office:value="-2.14362574994266" calcext:value-type="float">
            <text:p>-2.14362574994266</text:p>
          </table:table-cell>
          <table:table-cell table:formula="of:=([.B28]-[.B24])+[.B4]" office:value-type="float" office:value="4.34153500005732" calcext:value-type="float">
            <text:p>4.34153500005732</text:p>
          </table:table-cell>
          <table:table-cell table:formula="of:=-2*[.B25]" office:value-type="float" office:value="1.10710353484448" calcext:value-type="float">
            <text:p>1.10710353484448</text:p>
          </table:table-cell>
          <table:table-cell table:formula="of:=[.C28]+[.E28]" office:value-type="float" office:value="-1.03652221509818" calcext:value-type="float">
            <text:p>-1.03652221509818</text:p>
          </table:table-cell>
          <table:table-cell table:formula="of:=[.D28]+[.E28]" office:value-type="float" office:value="5.4486385349018" calcext:value-type="float">
            <text:p>5.4486385349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As-444-GaV-q-3e</text:p>
          </table:table-cell>
          <table:table-cell office:value-type="float" office:value="-1268144.809522" calcext:value-type="float">
            <text:p>-1268144.809522</text:p>
          </table:table-cell>
          <table:table-cell table:formula="of:=([.B29]-[.B24])+[.B3]" office:value-type="float" office:value="-4.99700674993619" calcext:value-type="float">
            <text:p>-4.99700674993619</text:p>
          </table:table-cell>
          <table:table-cell table:formula="of:=([.B29]-[.B24])+[.B4]" office:value-type="float" office:value="1.48815400006379" calcext:value-type="float">
            <text:p>1.48815400006379</text:p>
          </table:table-cell>
          <table:table-cell table:formula="of:=-3*[.B25]" office:value-type="float" office:value="1.66065530226672" calcext:value-type="float">
            <text:p>1.66065530226672</text:p>
          </table:table-cell>
          <table:table-cell table:formula="of:=[.C29]+[.E29]" office:value-type="float" office:value="-3.33635144766947" calcext:value-type="float">
            <text:p>-3.33635144766947</text:p>
          </table:table-cell>
          <table:table-cell table:formula="of:=[.D29]+[.E29]" office:value-type="float" office:value="3.14880930233051" calcext:value-type="float">
            <text:p>3.14880930233051</text:p>
          </table:table-cell>
          <table:table-cell table:number-columns-repeated="3"/>
        </table:table-row>
        <table:table-row table:style-name="ro1" table:number-rows-repeated="104854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1:15:03.209415352</meta:creation-date>
    <meta:generator>LibreOffice/6.4.6.2$Linux_X86_64 LibreOffice_project/40$Build-2</meta:generator>
    <dc:date>2021-02-01T15:57:30.460687635</dc:date>
    <meta:editing-duration>PT2H8M43S</meta:editing-duration>
    <meta:editing-cycles>19</meta:editing-cycles>
    <meta:document-statistic meta:table-count="1" meta:cell-count="146" meta:object-count="0"/>
  </office:meta>
</office:document-meta>
</file>